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Calibri"/>
    </style:style>
    <style:style style:name="T5" style:parent-style-name="Absatz-Standardschriftart" style:family="text">
      <style:text-properties style:font-name="Calibri" fo:font-weight="bold" style:font-weight-asian="bold" style:font-weight-complex="bold"/>
    </style:style>
    <style:style style:name="P6" style:parent-style-name="Standard" style:family="paragraph">
      <style:text-properties style:font-name="Calibri" fo:font-weight="bold" style:font-weight-asian="bold" style:font-weight-complex="bold"/>
    </style:style>
    <style:style style:name="P7" style:parent-style-name="Standard" style:list-style-name="LFO1" style:family="paragraph">
      <style:text-properties style:font-name="Calibri" fo:font-size="10.5pt" style:font-size-asian="10.5pt" style:font-size-complex="10.5pt"/>
    </style:style>
    <style:style style:name="P8" style:parent-style-name="Standard" style:list-style-name="LFO2" style:family="paragraph">
      <style:text-properties style:font-name="Calibri" fo:font-size="10.5pt" style:font-size-asian="10.5pt" style:font-size-complex="10.5pt"/>
    </style:style>
    <style:style style:name="P9" style:parent-style-name="Standard" style:list-style-name="LFO3" style:family="paragraph">
      <style:text-properties style:font-name="Calibri" fo:font-size="10.5pt" style:font-size-asian="10.5pt" style:font-size-complex="10.5pt"/>
    </style:style>
    <style:style style:name="P10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1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2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3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4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5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6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7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8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19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20" style:parent-style-name="Standard" style:list-style-name="LFO4" style:family="paragraph">
      <style:text-properties style:font-name="Calibri" fo:font-size="10.5pt" style:font-size-asian="10.5pt" style:font-size-complex="10.5pt"/>
    </style:style>
    <style:style style:name="P21" style:parent-style-name="Standard" style:family="paragraph">
      <style:text-properties style:font-name="Calibri"/>
    </style:style>
    <style:style style:name="P22" style:parent-style-name="Standard" style:family="paragraph">
      <style:text-properties style:font-name="Calibri"/>
    </style:style>
    <style:style style:name="T23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24" style:parent-style-name="Absatz-Standardschriftart" style:family="text">
      <style:text-properties style:font-name="Calibri"/>
    </style:style>
    <style:style style:name="T25" style:parent-style-name="Absatz-Standardschriftart" style:family="text">
      <style:text-properties style:font-name="Calibri" fo:font-weight="bold" style:font-weight-asian="bold" style:font-weight-complex="bold"/>
    </style:style>
    <style:style style:name="P26" style:parent-style-name="Standard" style:family="paragraph">
      <style:text-properties style:font-name="Calibri" fo:font-weight="bold" style:font-weight-asian="bold" style:font-weight-complex="bold"/>
    </style:style>
    <style:style style:name="P27" style:parent-style-name="Standard" style:list-style-name="LFO5" style:family="paragraph">
      <style:text-properties style:font-name="Calibri" fo:font-size="10.5pt" style:font-size-asian="10.5pt" style:font-size-complex="10.5pt"/>
    </style:style>
    <style:style style:name="P28" style:parent-style-name="Standard" style:list-style-name="LFO5" style:family="paragraph">
      <style:text-properties style:font-name="Calibri" fo:font-size="10.5pt" style:font-size-asian="10.5pt" style:font-size-complex="10.5pt"/>
    </style:style>
    <style:style style:name="P29" style:parent-style-name="Standard" style:list-style-name="LFO5" style:family="paragraph">
      <style:text-properties style:font-name="Calibri" fo:font-size="10.5pt" style:font-size-asian="10.5pt" style:font-size-complex="10.5pt"/>
    </style:style>
    <style:style style:name="P30" style:parent-style-name="Standard" style:list-style-name="LFO5" style:family="paragraph">
      <style:text-properties style:font-name="Calibri" fo:font-size="10.5pt" style:font-size-asian="10.5pt" style:font-size-complex="10.5pt"/>
    </style:style>
    <style:style style:name="P31" style:parent-style-name="Standard" style:list-style-name="LFO5" style:family="paragraph">
      <style:text-properties style:font-name="Calibri" fo:font-size="10.5pt" style:font-size-asian="10.5pt" style:font-size-complex="10.5pt"/>
    </style:style>
    <style:style style:name="P32" style:parent-style-name="Standard" style:list-style-name="LFO5" style:family="paragraph">
      <style:text-properties style:font-name="Calibri" fo:font-size="10.5pt" style:font-size-asian="10.5pt" style:font-size-complex="10.5pt"/>
    </style:style>
    <style:style style:name="P33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35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36" style:parent-style-name="Absatz-Standardschriftart" style:family="text">
      <style:text-properties style:font-name="Calibri"/>
    </style:style>
    <style:style style:name="T37" style:parent-style-name="Absatz-Standardschriftart" style:family="text">
      <style:text-properties style:font-name="Calibri" fo:font-weight="bold" style:font-weight-asian="bold" style:font-weight-complex="bold"/>
    </style:style>
    <style:style style:name="P38" style:parent-style-name="Standard" style:family="paragraph">
      <style:text-properties style:font-name="Calibri"/>
    </style:style>
    <style:style style:name="TableColumn40" style:family="table-column">
      <style:table-column-properties style:column-width="3.3465in" style:use-optimal-column-width="false"/>
    </style:style>
    <style:style style:name="TableColumn41" style:family="table-column">
      <style:table-column-properties style:column-width="3.3465in" style:use-optimal-column-width="false"/>
    </style:style>
    <style:style style:name="Table39" style:family="table">
      <style:table-properties style:width="6.69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Standard" style:family="paragraph">
      <style:text-properties style:font-name="Calibri" fo:font-size="10.5pt" style:font-size-asian="10.5pt" style:font-size-complex="10.5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 fo:font-size="10.5pt" style:font-size-asian="10.5pt" style:font-size-complex="10.5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libri" fo:font-size="10.5pt" style:font-size-asian="10.5pt" style:font-size-complex="10.5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 fo:font-size="10.5pt" style:font-size-asian="10.5pt" style:font-size-complex="10.5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fo:font-size="10.5pt" style:font-size-asian="10.5pt" style:font-size-complex="10.5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 fo:font-size="10.5pt" style:font-size-asian="10.5pt" style:font-size-complex="10.5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Calibri" fo:font-size="10.5pt" style:font-size-asian="10.5pt" style:font-size-complex="10.5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Calibri" fo:font-size="10.5pt" style:font-size-asian="10.5pt" style:font-size-complex="10.5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fo:font-size="10.5pt" style:font-size-asian="10.5pt" style:font-size-complex="10.5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fo:font-size="10.5pt" style:font-size-asian="10.5pt" style:font-size-complex="10.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size="10.5pt" style:font-size-asian="10.5pt" style:font-size-complex="10.5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alibri" fo:font-size="10.5pt" style:font-size-asian="10.5pt" style:font-size-complex="10.5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fo:font-size="10.5pt" style:font-size-asian="10.5pt" style:font-size-complex="10.5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fo:font-size="10.5pt" style:font-size-asian="10.5pt" style:font-size-complex="10.5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fo:font-size="10.5pt" style:font-size-asian="10.5pt" style:font-size-complex="10.5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alibri" fo:font-size="10.5pt" style:font-size-asian="10.5pt" style:font-size-complex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alibri" fo:font-size="10.5pt" style:font-size-asian="10.5pt" style:font-size-complex="10.5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font-size="10.5pt" style:font-size-asian="10.5pt" style:font-size-complex="10.5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alibri" fo:font-size="10.5pt" style:font-size-asian="10.5pt" style:font-size-complex="10.5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fo:font-size="10.5pt" style:font-size-asian="10.5pt" style:font-size-complex="10.5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size="10.5pt" style:font-size-asian="10.5pt" style:font-size-complex="10.5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Calibri" fo:font-size="10.5pt" style:font-size-asian="10.5pt" style:font-size-complex="10.5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fo:font-size="10.5pt" style:font-size-asian="10.5pt" style:font-size-complex="10.5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alibri" fo:font-size="10.5pt" style:font-size-asian="10.5pt" style:font-size-complex="10.5pt"/>
    </style:style>
    <style:style style:name="P107" style:parent-style-name="Standard" style:family="paragraph">
      <style:text-properties style:font-name="Calibri"/>
    </style:style>
    <style:style style:name="P108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110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111" style:parent-style-name="Absatz-Standardschriftart" style:family="text">
      <style:text-properties style:font-name="Calibri"/>
    </style:style>
    <style:style style:name="T112" style:parent-style-name="Absatz-Standardschriftart" style:family="text">
      <style:text-properties style:font-name="Calibri" fo:font-weight="bold" style:font-weight-asian="bold" style:font-weight-complex="bold"/>
    </style:style>
    <style:style style:name="P113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ableColumn115" style:family="table-column">
      <style:table-column-properties style:column-width="3.3465in" style:use-optimal-column-width="false"/>
    </style:style>
    <style:style style:name="TableColumn116" style:family="table-column">
      <style:table-column-properties style:column-width="3.3465in" style:use-optimal-column-width="false"/>
    </style:style>
    <style:style style:name="Table114" style:family="table">
      <style:table-properties style:width="6.693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alibri" fo:font-size="10.5pt" style:font-size-asian="10.5pt" style:font-size-complex="10.5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0.5pt" style:font-size-asian="10.5pt" style:font-size-complex="10.5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Calibri" fo:font-size="10.5pt" style:font-size-asian="10.5pt" style:font-size-complex="10.5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fo:font-size="10.5pt" style:font-size-asian="10.5pt" style:font-size-complex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alibri" fo:font-size="10.5pt" style:font-size-asian="10.5pt" style:font-size-complex="10.5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0.5pt" style:font-size-asian="10.5pt" style:font-size-complex="10.5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alibri" fo:font-size="10.5pt" style:font-size-asian="10.5pt" style:font-size-complex="10.5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alibri" fo:font-size="10.5pt" style:font-size-asian="10.5pt" style:font-size-complex="10.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fo:font-size="10.5pt" style:font-size-asian="10.5pt" style:font-size-complex="10.5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alibri" fo:font-size="10.5pt" style:font-size-asian="10.5pt" style:font-size-complex="10.5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alibri" fo:font-size="10.5pt" style:font-size-asian="10.5pt" style:font-size-complex="10.5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 fo:font-size="10.5pt" style:font-size-asian="10.5pt" style:font-size-complex="10.5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Calibri" fo:font-size="10.5pt" style:font-size-asian="10.5pt" style:font-size-complex="10.5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Calibri" fo:font-size="10.5pt" style:font-size-asian="10.5pt" style:font-size-complex="10.5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alibri" fo:font-size="10.5pt" style:font-size-asian="10.5pt" style:font-size-complex="10.5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alibri" fo:font-size="10.5pt" style:font-size-asian="10.5pt" style:font-size-complex="10.5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alibri" fo:font-size="10.5pt" style:font-size-asian="10.5pt" style:font-size-complex="10.5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alibri" fo:font-size="10.5pt" style:font-size-asian="10.5pt" style:font-size-complex="10.5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Calibri" fo:font-size="10.5pt" style:font-size-asian="10.5pt" style:font-size-complex="10.5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Calibri" fo:font-size="10.5pt" style:font-size-asian="10.5pt" style:font-size-complex="10.5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alibri" fo:font-size="10.5pt" style:font-size-asian="10.5pt" style:font-size-complex="10.5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Calibri" fo:font-size="10.5pt" style:font-size-asian="10.5pt" style:font-size-complex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alibri" fo:font-size="10.5pt" style:font-size-asian="10.5pt" style:font-size-complex="10.5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alibri" fo:font-size="10.5pt" style:font-size-asian="10.5pt" style:font-size-complex="10.5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Calibri" fo:font-size="10.5pt" style:font-size-asian="10.5pt" style:font-size-complex="10.5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Calibri" fo:font-size="10.5pt" style:font-size-asian="10.5pt" style:font-size-complex="10.5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Calibri" fo:font-size="10.5pt" style:font-size-asian="10.5pt" style:font-size-complex="10.5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Calibri" fo:font-size="10.5pt" style:font-size-asian="10.5pt" style:font-size-complex="10.5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alibri" fo:font-size="10.5pt" style:font-size-asian="10.5pt" style:font-size-complex="10.5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alibri" fo:font-size="10.5pt" style:font-size-asian="10.5pt" style:font-size-complex="10.5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alibri" fo:font-size="10.5pt" style:font-size-asian="10.5pt" style:font-size-complex="10.5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alibri" fo:font-size="10.5pt" style:font-size-asian="10.5pt" style:font-size-complex="10.5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Calibri" fo:font-size="10.5pt" style:font-size-asian="10.5pt" style:font-size-complex="10.5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Calibri" fo:font-size="10.5pt" style:font-size-asian="10.5pt" style:font-size-complex="10.5pt"/>
    </style:style>
    <style:style style:name="TableRow207" style:family="table-row">
      <style:table-row-properties style:min-row-height="0.2618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Calibri" fo:font-size="10.5pt" style:font-size-asian="10.5pt" style:font-size-complex="10.5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alibri" fo:font-size="10.5pt" style:font-size-asian="10.5pt" style:font-size-complex="10.5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alibri" fo:font-size="10.5pt" style:font-size-asian="10.5pt" style:font-size-complex="10.5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alibri" fo:font-size="10.5pt" style:font-size-asian="10.5pt" style:font-size-complex="10.5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Calibri" fo:font-size="10.5pt" style:font-size-asian="10.5pt" style:font-size-complex="10.5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alibri" fo:font-size="10.5pt" style:font-size-asian="10.5pt" style:font-size-complex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Calibri" fo:font-size="10.5pt" style:font-size-asian="10.5pt" style:font-size-complex="10.5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alibri" fo:font-size="10.5pt" style:font-size-asian="10.5pt" style:font-size-complex="10.5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Calibri" fo:font-size="10.5pt" style:font-size-asian="10.5pt" style:font-size-complex="10.5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Calibri" fo:font-size="10.5pt" style:font-size-asian="10.5pt" style:font-size-complex="10.5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alibri" fo:font-size="10.5pt" style:font-size-asian="10.5pt" style:font-size-complex="10.5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Calibri" fo:font-size="10.5pt" style:font-size-asian="10.5pt" style:font-size-complex="10.5pt"/>
    </style:style>
    <style:style style:name="P237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239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240" style:parent-style-name="Absatz-Standardschriftart" style:family="text">
      <style:text-properties style:font-name="Calibri"/>
    </style:style>
    <style:style style:name="T241" style:parent-style-name="Absatz-Standardschriftart" style:family="text">
      <style:text-properties style:font-name="Calibri" fo:font-weight="bold" style:font-weight-asian="bold" style:font-weight-complex="bold"/>
    </style:style>
    <style:style style:name="P242" style:parent-style-name="Standard" style:family="paragraph">
      <style:text-properties style:font-name="Calibri" fo:font-weight="bold" style:font-weight-asian="bold" style:font-weight-complex="bold"/>
    </style:style>
    <style:style style:name="P243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44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45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46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47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48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49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0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1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2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3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4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5" style:parent-style-name="Standard" style:list-style-name="LFO6" style:family="paragraph">
      <style:text-properties style:font-name="Calibri" fo:font-size="10.5pt" style:font-size-asian="10.5pt" style:font-size-complex="10.5pt"/>
    </style:style>
    <style:style style:name="P256" style:parent-style-name="Standard" style:family="paragraph">
      <style:text-properties style:font-name="Calibri" fo:font-size="10.5pt" style:font-size-asian="10.5pt" style:font-size-complex="10.5pt"/>
    </style:style>
    <style:style style:name="P257" style:parent-style-name="Standard" style:family="paragraph">
      <style:text-properties style:font-name="Calibri" fo:font-size="10.5pt" style:font-size-asian="10.5pt" style:font-size-complex="10.5pt"/>
    </style:style>
    <style:style style:name="T258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259" style:parent-style-name="Absatz-Standardschriftart" style:family="text">
      <style:text-properties style:font-name="Calibri"/>
    </style:style>
    <style:style style:name="T260" style:parent-style-name="Absatz-Standardschriftart" style:family="text">
      <style:text-properties style:font-name="Calibri" fo:font-weight="bold" style:font-weight-asian="bold" style:font-weight-complex="bold"/>
    </style:style>
    <style:style style:name="P261" style:parent-style-name="Standard" style:family="paragraph">
      <style:text-properties style:font-name="Calibri" fo:font-weight="bold" style:font-weight-asian="bold" style:font-weight-complex="bold"/>
    </style:style>
    <style:style style:name="P262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3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4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5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6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7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8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69" style:parent-style-name="Standard" style:list-style-name="LFO7" style:family="paragraph"/>
    <style:style style:name="T270" style:parent-style-name="Absatz-Standardschriftart" style:family="text">
      <style:text-properties style:font-name="Calibri" fo:font-size="10.5pt" style:font-size-asian="10.5pt" style:font-size-complex="10.5pt"/>
    </style:style>
    <style:style style:name="P271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72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73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74" style:parent-style-name="Standard" style:list-style-name="LFO7" style:family="paragraph">
      <style:text-properties style:font-name="Calibri" fo:font-size="10.5pt" style:font-size-asian="10.5pt" style:font-size-complex="10.5pt"/>
    </style:style>
    <style:style style:name="P275" style:parent-style-name="Standard" style:family="paragraph">
      <style:text-properties style:font-name="Calibri" fo:font-size="10.5pt" style:font-size-asian="10.5pt" style:font-size-complex="10.5pt"/>
    </style:style>
    <style:style style:name="P276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277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278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279" style:parent-style-name="Absatz-Standardschriftart" style:family="text">
      <style:text-properties style:font-name="Calibri"/>
    </style:style>
    <style:style style:name="T280" style:parent-style-name="Absatz-Standardschriftart" style:family="text">
      <style:text-properties style:font-name="Calibri" fo:font-weight="bold" style:font-weight-asian="bold" style:font-weight-complex="bold"/>
    </style:style>
    <style:style style:name="P281" style:parent-style-name="Standard" style:family="paragraph">
      <style:text-properties style:font-name="Calibri"/>
    </style:style>
    <style:style style:name="P282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3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4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5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6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7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8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89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0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1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2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3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4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5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296" style:parent-style-name="Standard" style:family="paragraph">
      <style:text-properties style:font-name="Calibri" fo:font-size="10.5pt" style:font-size-asian="10.5pt" style:font-size-complex="10.5pt"/>
    </style:style>
    <style:style style:name="P297" style:parent-style-name="Standard" style:family="paragraph">
      <style:text-properties style:font-name="Calibri"/>
    </style:style>
    <style:style style:name="T298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299" style:parent-style-name="Absatz-Standardschriftart" style:family="text">
      <style:text-properties style:font-name="Calibri"/>
    </style:style>
    <style:style style:name="T300" style:parent-style-name="Absatz-Standardschriftart" style:family="text">
      <style:text-properties style:font-name="Calibri" fo:font-weight="bold" style:font-weight-asian="bold" style:font-weight-complex="bold"/>
    </style:style>
    <style:style style:name="P301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302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3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4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5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6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7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8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09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0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1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2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3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4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5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16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317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318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319" style:parent-style-name="Absatz-Standardschriftart" style:family="text">
      <style:text-properties style:font-name="Calibri"/>
    </style:style>
    <style:style style:name="T320" style:parent-style-name="Absatz-Standardschriftart" style:family="text">
      <style:text-properties style:font-name="Calibri" fo:font-weight="bold" style:font-weight-asian="bold" style:font-weight-complex="bold"/>
    </style:style>
    <style:style style:name="P321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322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3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4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5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6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7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8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29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0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1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2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3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4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5" style:parent-style-name="Standard" style:list-style-name="LFO8" style:family="paragraph">
      <style:text-properties style:font-name="Calibri" fo:font-size="10.5pt" style:font-size-asian="10.5pt" style:font-size-complex="10.5pt"/>
    </style:style>
    <style:style style:name="P336" style:parent-style-name="Standard" style:family="paragraph">
      <style:text-properties style:font-name="Calibri" fo:font-size="10.5pt" style:font-size-asian="10.5pt" style:font-size-complex="10.5pt"/>
    </style:style>
    <style:style style:name="P337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338" style:parent-style-name="Absatz-Standardschriftart" style:family="text">
      <style:text-properties style:font-name="Calibri" style:text-underline-type="single" style:text-underline-style="solid" style:text-underline-width="auto" style:text-underline-mode="continuous"/>
    </style:style>
    <style:style style:name="T339" style:parent-style-name="Absatz-Standardschriftart" style:family="text">
      <style:text-properties style:font-name="Calibri"/>
    </style:style>
    <style:style style:name="T340" style:parent-style-name="Absatz-Standardschriftart" style:family="text">
      <style:text-properties style:font-name="Calibri" fo:font-size="10.5pt" style:font-size-asian="10.5pt" style:font-size-complex="10.5pt"/>
    </style:style>
    <style:style style:name="P341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342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ableColumn344" style:family="table-column">
      <style:table-column-properties style:column-width="3.3465in" style:use-optimal-column-width="false"/>
    </style:style>
    <style:style style:name="TableColumn345" style:family="table-column">
      <style:table-column-properties style:column-width="3.3465in" style:use-optimal-column-width="false"/>
    </style:style>
    <style:style style:name="Table343" style:family="table">
      <style:table-properties style:width="6.693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style:font-name="Calibri" fo:font-size="10.5pt" style:font-size-asian="10.5pt" style:font-size-complex="10.5pt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style:font-name="Calibri" fo:font-size="10.5pt" style:font-size-asian="10.5pt" style:font-size-complex="10.5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alibri" fo:font-size="10.5pt" style:font-size-asian="10.5pt" style:font-size-complex="10.5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alibri" fo:font-size="10.5pt" style:font-size-asian="10.5pt" style:font-size-complex="10.5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alibri" fo:font-size="10.5pt" style:font-size-asian="10.5pt" style:font-size-complex="10.5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alibri" fo:font-size="10.5pt" style:font-size-asian="10.5pt" style:font-size-complex="10.5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alibri" fo:font-size="10.5pt" style:font-size-asian="10.5pt" style:font-size-complex="10.5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alibri" fo:font-size="10.5pt" style:font-size-asian="10.5pt" style:font-size-complex="10.5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Calibri" fo:font-size="10.5pt" style:font-size-asian="10.5pt" style:font-size-complex="10.5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Calibri" fo:font-size="10.5pt" style:font-size-asian="10.5pt" style:font-size-complex="10.5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Calibri" fo:font-size="10.5pt" style:font-size-asian="10.5pt" style:font-size-complex="10.5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Calibri" fo:font-size="10.5pt" style:font-size-asian="10.5pt" style:font-size-complex="10.5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Calibri" fo:font-size="10.5pt" style:font-size-asian="10.5pt" style:font-size-complex="10.5pt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Calibri" fo:font-size="10.5pt" style:font-size-asian="10.5pt" style:font-size-complex="10.5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Calibri" fo:font-size="10.5pt" style:font-size-asian="10.5pt" style:font-size-complex="10.5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Calibri" fo:font-size="10.5pt" style:font-size-asian="10.5pt" style:font-size-complex="10.5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Calibri" fo:font-size="10.5pt" style:font-size-asian="10.5pt" style:font-size-complex="10.5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Calibri" fo:font-size="10.5pt" style:font-size-asian="10.5pt" style:font-size-complex="10.5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Calibri" fo:font-size="10.5pt" style:font-size-asian="10.5pt" style:font-size-complex="10.5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Calibri" fo:font-size="10.5pt" style:font-size-asian="10.5pt" style:font-size-complex="10.5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Calibri" fo:font-size="10.5pt" style:font-size-asian="10.5pt" style:font-size-complex="10.5pt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Calibri" fo:font-size="10.5pt" style:font-size-asian="10.5pt" style:font-size-complex="10.5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Calibri" fo:font-size="10.5pt" style:font-size-asian="10.5pt" style:font-size-complex="10.5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Calibri" fo:font-size="10.5pt" style:font-size-asian="10.5pt" style:font-size-complex="10.5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Calibri" fo:font-size="10.5pt" style:font-size-asian="10.5pt" style:font-size-complex="10.5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Calibri" fo:font-size="10.5pt" style:font-size-asian="10.5pt" style:font-size-complex="10.5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Calibri" fo:font-size="10.5pt" style:font-size-asian="10.5pt" style:font-size-complex="10.5pt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Calibri" fo:font-size="10.5pt" style:font-size-asian="10.5pt" style:font-size-complex="10.5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Calibri" fo:font-size="10.5pt" style:font-size-asian="10.5pt" style:font-size-complex="10.5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Calibri" fo:font-size="10.5pt" style:font-size-asian="10.5pt" style:font-size-complex="10.5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Calibri" fo:font-size="10.5pt" style:font-size-asian="10.5pt" style:font-size-complex="10.5pt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Calibri" fo:font-size="10.5pt" style:font-size-asian="10.5pt" style:font-size-complex="10.5pt"/>
    </style:style>
    <style:style style:name="P431" style:parent-style-name="Standard" style:family="paragraph">
      <style:text-properties style:font-name="Calibri" fo:font-size="10.5pt" style:font-size-asian="10.5pt" style:font-size-complex="10.5pt"/>
    </style:style>
    <style:style style:name="P432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433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434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435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436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437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438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TableColumn440" style:family="table-column">
      <style:table-column-properties style:column-width="3.3465in" style:use-optimal-column-width="false"/>
    </style:style>
    <style:style style:name="TableColumn441" style:family="table-column">
      <style:table-column-properties style:column-width="3.3465in" style:use-optimal-column-width="false"/>
    </style:style>
    <style:style style:name="Table439" style:family="table">
      <style:table-properties style:width="6.693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Standard" style:family="paragraph">
      <style:text-properties style:font-name="Calibri" fo:font-size="10.5pt" style:font-size-asian="10.5pt" style:font-size-complex="10.5pt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Standard" style:family="paragraph">
      <style:text-properties style:font-name="Calibri" fo:font-size="10.5pt" style:font-size-asian="10.5pt" style:font-size-complex="10.5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Calibri" fo:font-size="10.5pt" style:font-size-asian="10.5pt" style:font-size-complex="10.5pt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Calibri" fo:font-size="10.5pt" style:font-size-asian="10.5pt" style:font-size-complex="10.5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Calibri" fo:font-size="10.5pt" style:font-size-asian="10.5pt" style:font-size-complex="10.5pt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Calibri" fo:font-size="10.5pt" style:font-size-asian="10.5pt" style:font-size-complex="10.5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Standard" style:family="paragraph">
      <style:text-properties style:font-name="Calibri" fo:font-size="10.5pt" style:font-size-asian="10.5pt" style:font-size-complex="10.5pt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Standard" style:family="paragraph">
      <style:text-properties style:font-name="Calibri" fo:font-size="10.5pt" style:font-size-asian="10.5pt" style:font-size-complex="10.5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Calibri" fo:font-size="10.5pt" style:font-size-asian="10.5pt" style:font-size-complex="10.5pt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Calibri" fo:font-size="10.5pt" style:font-size-asian="10.5pt" style:font-size-complex="10.5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Calibri" fo:font-size="10.5pt" style:font-size-asian="10.5pt" style:font-size-complex="10.5pt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Calibri" fo:font-size="10.5pt" style:font-size-asian="10.5pt" style:font-size-complex="10.5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Standard" style:family="paragraph">
      <style:text-properties style:font-name="Calibri" fo:font-size="10.5pt" style:font-size-asian="10.5pt" style:font-size-complex="10.5pt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Standard" style:family="paragraph">
      <style:text-properties style:font-name="Calibri" fo:font-size="10.5pt" style:font-size-asian="10.5pt" style:font-size-complex="10.5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Calibri" fo:font-size="10.5pt" style:font-size-asian="10.5pt" style:font-size-complex="10.5pt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Calibri" fo:font-size="10.5pt" style:font-size-asian="10.5pt" style:font-size-complex="10.5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Calibri" fo:font-size="10.5pt" style:font-size-asian="10.5pt" style:font-size-complex="10.5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Calibri" fo:font-size="10.5pt" style:font-size-asian="10.5pt" style:font-size-complex="10.5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Standard" style:family="paragraph">
      <style:text-properties style:font-name="Calibri" fo:font-size="10.5pt" style:font-size-asian="10.5pt" style:font-size-complex="10.5pt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Standard" style:family="paragraph">
      <style:text-properties style:font-name="Calibri" fo:font-size="10.5pt" style:font-size-asian="10.5pt" style:font-size-complex="10.5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Calibri" fo:font-size="10.5pt" style:font-size-asian="10.5pt" style:font-size-complex="10.5pt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Calibri" fo:font-size="10.5pt" style:font-size-asian="10.5pt" style:font-size-complex="10.5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Calibri" fo:font-size="10.5pt" style:font-size-asian="10.5pt" style:font-size-complex="10.5pt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Calibri" fo:font-size="10.5pt" style:font-size-asian="10.5pt" style:font-size-complex="10.5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Calibri" fo:font-size="10.5pt" style:font-size-asian="10.5pt" style:font-size-complex="10.5pt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Calibri" fo:font-size="10.5pt" style:font-size-asian="10.5pt" style:font-size-complex="10.5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Calibri" fo:font-size="10.5pt" style:font-size-asian="10.5pt" style:font-size-complex="10.5pt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Calibri" fo:font-size="10.5pt" style:font-size-asian="10.5pt" style:font-size-complex="10.5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Calibri" fo:font-size="10.5pt" style:font-size-asian="10.5pt" style:font-size-complex="10.5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Calibri" fo:font-size="10.5pt" style:font-size-asian="10.5pt" style:font-size-complex="10.5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Calibri" fo:font-size="10.5pt" style:font-size-asian="10.5pt" style:font-size-complex="10.5pt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Calibri" fo:font-size="10.5pt" style:font-size-asian="10.5pt" style:font-size-complex="10.5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Calibri" fo:font-size="10.5pt" style:font-size-asian="10.5pt" style:font-size-complex="10.5pt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Calibri" fo:font-size="10.5pt" style:font-size-asian="10.5pt" style:font-size-complex="10.5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Calibri" fo:font-size="10.5pt" style:font-size-asian="10.5pt" style:font-size-complex="10.5pt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Calibri" fo:font-size="10.5pt" style:font-size-asian="10.5pt" style:font-size-complex="10.5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Calibri" fo:font-size="10.5pt" style:font-size-asian="10.5pt" style:font-size-complex="10.5pt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Calibri" fo:font-size="10.5pt" style:font-size-asian="10.5pt" style:font-size-complex="10.5pt"/>
    </style:style>
    <style:style style:name="P542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3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6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7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8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49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50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51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53" style:parent-style-name="Standard" style:family="paragraph">
      <style:text-properties style:font-name="Calibri"/>
    </style:style>
    <style:style style:name="P554" style:parent-style-name="Standard" style:family="paragraph">
      <style:text-properties style:font-name="Calibri"/>
    </style:style>
    <style:style style:name="P555" style:parent-style-name="Standard" style:family="paragraph">
      <style:text-properties style:font-name="Calibri"/>
    </style:style>
    <style:style style:name="P556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557" style:parent-style-name="Standard" style:family="paragraph">
      <style:text-properties style:font-name="Calibri"/>
    </style:style>
    <style:style style:name="T558" style:parent-style-name="Absatz-Standardschriftart" style:family="text">
      <style:text-properties style:font-name="Calibri"/>
    </style:style>
  </office:automatic-styles>
  <office:body>
    <office:text text:use-soft-page-breaks="true">
      <text:p text:style-name="P1">Nutzer Antworten - Synonyme</text:p>
      <text:p text:style-name="P2"/>
      <text:p text:style-name="Standard"><text:span text:style-name="T3">Begrüßung</text:span><text:span text:style-name="T4"><text:s/>→ „</text:span><text:span text:style-name="T5">Was kann ich heute unternehmen?“</text:span></text:p>
      <text:p text:style-name="P6"/>
      <text:list text:style-name="LFO1" text:continue-numbering="true">
        <text:list-item>
          <text:p text:style-name="P7">Personalisierter Vorschlag</text:p>
        </text:list-item>
      </text:list>
      <text:list text:style-name="LFO2" text:continue-numbering="true">
        <text:list-item>
          <text:p text:style-name="P8">Personalisierter Vorschlag für eine Aktivität</text:p>
        </text:list-item>
      </text:list>
      <text:list text:style-name="LFO3" text:continue-numbering="true">
        <text:list-item>
          <text:p text:style-name="P9">Personalisierte Idee</text:p>
        </text:list-item>
      </text:list>
      <text:list text:style-name="LFO4" text:continue-numbering="true">
        <text:list-item>
          <text:p text:style-name="P10">Personalisierte Idee für eine Aktivität</text:p>
        </text:list-item>
        <text:list-item>
          <text:p text:style-name="P11">Personalisierte Freizeitaktivität</text:p>
        </text:list-item>
        <text:list-item>
          <text:p text:style-name="P12">Ich möchte einen personalisierten Vorschlag</text:p>
        </text:list-item>
        <text:list-item>
          <text:p text:style-name="P13">Ich möchte eine personalisierte Idee</text:p>
        </text:list-item>
        <text:list-item>
          <text:p text:style-name="P14">Sag mir eine Freizeitaktivität in München</text:p>
        </text:list-item>
        <text:list-item>
          <text:p text:style-name="P15">Was kann ich heute machen?</text:p>
        </text:list-item>
        <text:list-item>
          <text:p text:style-name="P16">Was kann man in München machen?</text:p>
        </text:list-item>
        <text:list-item>
          <text:p text:style-name="P17">Was kann man in München unternehmen?</text:p>
        </text:list-item>
        <text:list-item>
          <text:p text:style-name="P18">Was kann ich heute tun?</text:p>
        </text:list-item>
        <text:list-item>
          <text:p text:style-name="P19">Ich weiß nicht was ich heute machen soll</text:p>
        </text:list-item>
        <text:list-item>
          <text:p text:style-name="P20">Hilf mir eine Freizeitaktivität zu finden</text:p>
        </text:list-item>
      </text:list>
      <text:p text:style-name="P21"/>
      <text:p text:style-name="P22"/>
      <text:p text:style-name="Standard"><text:span text:style-name="T23">Begrüßung</text:span><text:span text:style-name="T24"><text:s/>→ „</text:span><text:span text:style-name="T25">Tipp des Tages“</text:span></text:p>
      <text:p text:style-name="P26"/>
      <text:list text:style-name="LFO5" text:continue-numbering="true">
        <text:list-item>
          <text:p text:style-name="P27">Sag mir den Tipp des Tages</text:p>
        </text:list-item>
        <text:list-item>
          <text:p text:style-name="P28">Ich hätte gerne den Tipp des Tages</text:p>
        </text:list-item>
        <text:list-item>
          <text:p text:style-name="P29">Der Tipp des Tages interessiert mich</text:p>
        </text:list-item>
        <text:list-item>
          <text:p text:style-name="P30">Tipp des Tages bitte</text:p>
        </text:list-item>
        <text:list-item>
          <text:p text:style-name="P31">Was ist der Tipp des Tages?</text:p>
        </text:list-item>
        <text:list-item>
          <text:p text:style-name="P32">Gib mir den Tipp des Tages</text:p>
        </text:list-item>
      </text:list>
      <text:p text:style-name="P33"/>
      <text:p text:style-name="P34"/>
      <text:p text:style-name="Standard"><text:span text:style-name="T35">Wetter (Drin/Draußen)</text:span><text:span text:style-name="T36"><text:s/>→</text:span><text:span text:style-name="T37"><text:s/>Schlechtes Wetter (Drin)</text:span></text:p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„Ja Synonyme“</text:p>
          </table:table-cell>
          <table:table-cell table:style-name="TableCell45">
            <text:p text:style-name="P46">„Nein Synonyme“</text:p>
          </table:table-cell>
        </table:table-row>
        <table:table-row table:style-name="TableRow47">
          <table:table-cell table:style-name="TableCell48">
            <text:p text:style-name="P49">Ich möchte lieber eine Aktivität im Trockenen</text:p>
          </table:table-cell>
          <table:table-cell table:style-name="TableCell50">
            <text:p text:style-name="P51">Ich will/möchte lieber/trotzdem nach draußen</text:p>
          </table:table-cell>
        </table:table-row>
        <table:table-row table:style-name="TableRow52">
          <table:table-cell table:style-name="TableCell53">
            <text:p text:style-name="P54">Drinnen</text:p>
          </table:table-cell>
          <table:table-cell table:style-name="TableCell55">
            <text:p text:style-name="P56">Ich will/möchte an die frische Luft</text:p>
          </table:table-cell>
        </table:table-row>
        <table:table-row table:style-name="TableRow57">
          <table:table-cell table:style-name="TableCell58">
            <text:p text:style-name="P59">Suche eine Aktivität im Trockenen</text:p>
          </table:table-cell>
          <table:table-cell table:style-name="TableCell60">
            <text:p text:style-name="P61">Nein, ich will/möchte raus</text:p>
          </table:table-cell>
        </table:table-row>
        <table:table-row table:style-name="TableRow62">
          <table:table-cell table:style-name="TableCell63">
            <text:p text:style-name="P64">Gib mir eine Aktivität im Trockenen</text:p>
          </table:table-cell>
          <table:table-cell table:style-name="TableCell65">
            <text:p text:style-name="P66">Ne, ich will/möchte nach draußen</text:p>
          </table:table-cell>
        </table:table-row>
        <table:table-row table:style-name="TableRow67">
          <table:table-cell table:style-name="TableCell68">
            <text:p text:style-name="P69">Suchen wir eine Aktivität im Trockenen/drinnen</text:p>
          </table:table-cell>
          <table:table-cell table:style-name="TableCell70">
            <text:p text:style-name="P71">Ich will/möchte lieber was im Freien unternehmen</text:p>
          </table:table-cell>
        </table:table-row>
        <table:table-row table:style-name="TableRow72">
          <table:table-cell table:style-name="TableCell73">
            <text:p text:style-name="P74">Ich will im Trockenen bleiben</text:p>
          </table:table-cell>
          <table:table-cell table:style-name="TableCell75">
            <text:p text:style-name="P76">Nein, ich will/möchte nicht drinnen bleiben</text:p>
          </table:table-cell>
        </table:table-row>
        <table:table-row table:style-name="TableRow77">
          <table:table-cell table:style-name="TableCell78">
            <text:p text:style-name="P79">Ja, ich will nicht raus</text:p>
          </table:table-cell>
          <table:table-cell table:style-name="TableCell80">
            <text:p text:style-name="P81">Nein, such mir eine Aktivität im Freien</text:p>
          </table:table-cell>
        </table:table-row>
        <table:table-row table:style-name="TableRow82">
          <table:table-cell table:style-name="TableCell83">
            <text:p text:style-name="P84">Such mir bitte eine Aktivität im Trockenen raus</text:p>
          </table:table-cell>
          <table:table-cell table:style-name="TableCell85">
            <text:p text:style-name="P86">Ich bevorzuge eine Aktivität an der frischen Luft</text:p>
          </table:table-cell>
        </table:table-row>
        <table:table-row table:style-name="TableRow87">
          <table:table-cell table:style-name="TableCell88">
            <text:p text:style-name="P89">Schlage mir eine Aktivität im Trockenen vor</text:p>
          </table:table-cell>
          <table:table-cell table:style-name="TableCell90">
            <text:p text:style-name="P91">Ich geh trotzdem lieber raus</text:p>
          </table:table-cell>
        </table:table-row>
        <table:table-row table:style-name="TableRow92">
          <table:table-cell table:style-name="TableCell93">
            <text:p text:style-name="P94">Ja, nur Aktivitäten im Trockenen</text:p>
          </table:table-cell>
          <table:table-cell table:style-name="TableCell95">
            <text:p text:style-name="P96">Draußen/Im Freien ist besser</text:p>
          </table:table-cell>
        </table:table-row>
        <table:table-row table:style-name="TableRow97">
          <table:table-cell table:style-name="TableCell98">
            <text:p text:style-name="P99">Ich bleib lieber drinnen/im Trockenen</text:p>
          </table:table-cell>
          <table:table-cell table:style-name="TableCell100">
            <text:p text:style-name="P101">Nein, eine Aktivität im Freien/draußen</text:p>
          </table:table-cell>
        </table:table-row>
        <table:table-row table:style-name="TableRow102">
          <table:table-cell table:style-name="TableCell103">
            <text:p text:style-name="P104">Drinnen ist besser</text:p>
          </table:table-cell>
          <table:table-cell table:style-name="TableCell105">
            <text:p text:style-name="P106">Nein, lieber raus</text:p>
          </table:table-cell>
        </table:table-row>
      </table:table>
      <text:p text:style-name="P107"/>
      <text:p text:style-name="P108"/>
      <text:p text:style-name="P109"/>
      <text:p text:style-name="Standard"><text:span text:style-name="T110">Wetter (Drin/Draußen)</text:span><text:span text:style-name="T111"><text:s/>→<text:s/></text:span><text:span text:style-name="T112">Schönes Wetter (Draußen)</text:span>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„Ja Synonyme“</text:p>
          </table:table-cell>
          <table:table-cell table:style-name="TableCell120">
            <text:p text:style-name="P121">„Nein Synonyme“</text:p>
          </table:table-cell>
        </table:table-row>
        <table:table-row table:style-name="TableRow122">
          <table:table-cell table:style-name="TableCell123">
            <text:p text:style-name="P124">Ich möchte es genießen und nach draußen gehen</text:p>
          </table:table-cell>
          <table:table-cell table:style-name="TableCell125">
            <text:p text:style-name="P126">Das muss ich nicht genießen</text:p>
          </table:table-cell>
        </table:table-row>
        <table:table-row table:style-name="TableRow127">
          <table:table-cell table:style-name="TableCell128">
            <text:p text:style-name="P129">Ich möchte das <text:s/>schöne Wetter genießen</text:p>
          </table:table-cell>
          <table:table-cell table:style-name="TableCell130">
            <text:p text:style-name="P131">Draußen ist nicht in Ordnung für mich</text:p>
          </table:table-cell>
        </table:table-row>
        <table:table-row table:style-name="TableRow132">
          <table:table-cell table:style-name="TableCell133">
            <text:p text:style-name="P134">Genießen und nach draußen gehen</text:p>
          </table:table-cell>
          <table:table-cell table:style-name="TableCell135">
            <text:p text:style-name="P136">Eine Aktivität draußen/im Freien ist nicht in Ordnung für mich</text:p>
          </table:table-cell>
        </table:table-row>
        <table:table-row table:style-name="TableRow137">
          <table:table-cell table:style-name="TableCell138">
            <text:p text:style-name="P139">Raus und es/das Wetter genießen</text:p>
          </table:table-cell>
          <table:table-cell table:style-name="TableCell140">
            <text:p text:style-name="P141">Das stimmt, aber ich gehe (trotzdem) lieber nach drinnen</text:p>
          </table:table-cell>
        </table:table-row>
        <table:table-row table:style-name="TableRow142">
          <table:table-cell table:style-name="TableCell143">
            <text:p text:style-name="P144">Ich möchte/will nach draußen gehen</text:p>
          </table:table-cell>
          <table:table-cell table:style-name="TableCell145">
            <text:p text:style-name="P146">Das stimmt, aber ich bleibe (trotzdem) lieber im Trockenen</text:p>
          </table:table-cell>
        </table:table-row>
        <table:table-row table:style-name="TableRow147">
          <table:table-cell table:style-name="TableCell148">
            <text:p text:style-name="P149">Ich gehe/möchte/will gerne/lieber nach draußen</text:p>
          </table:table-cell>
          <table:table-cell table:style-name="TableCell150">
            <text:p text:style-name="P151">Ich bin nicht mit einer Aktivität im Freien einverstanden</text:p>
          </table:table-cell>
        </table:table-row>
        <table:table-row table:style-name="TableRow152">
          <table:table-cell table:style-name="TableCell153">
            <text:p text:style-name="P154">Draußen ist in Ordnung/okay/gut für mich</text:p>
          </table:table-cell>
          <table:table-cell table:style-name="TableCell155">
            <text:p text:style-name="P156">Ich bin nicht mit draußen einverstanden</text:p>
          </table:table-cell>
        </table:table-row>
        <table:table-row table:style-name="TableRow157">
          <table:table-cell table:style-name="TableCell158">
            <text:p text:style-name="P159">Mit draußen bin ich einverstanden/zufrieden</text:p>
          </table:table-cell>
          <table:table-cell table:style-name="TableCell160">
            <text:p text:style-name="P161">Ich habe keine Lust nach draußen zu gehen</text:p>
          </table:table-cell>
        </table:table-row>
        <table:table-row table:style-name="TableRow162">
          <table:table-cell table:style-name="TableCell163">
            <text:p text:style-name="P164">Ich bin einverstanden/zufrieden mit einer Aktivität im Freien</text:p>
          </table:table-cell>
          <table:table-cell table:style-name="TableCell165">
            <text:p text:style-name="P166">Ich habe keine Lust auf draußen</text:p>
          </table:table-cell>
        </table:table-row>
        <table:table-row table:style-name="TableRow167">
          <table:table-cell table:style-name="TableCell168">
            <text:p text:style-name="P169">Eine Aktivität im Freien ist in Ordnung/okay</text:p>
          </table:table-cell>
          <table:table-cell table:style-name="TableCell170">
            <text:p text:style-name="P171">Draußen ist es mir zu warm/kalt</text:p>
          </table:table-cell>
        </table:table-row>
        <table:table-row table:style-name="TableRow172">
          <table:table-cell table:style-name="TableCell173">
            <text:p text:style-name="P174">Gib mir eine Aktivität im Freien/draußen</text:p>
          </table:table-cell>
          <table:table-cell table:style-name="TableCell175">
            <text:p text:style-name="P176">Ich nehme die Empfehlung nicht an</text:p>
          </table:table-cell>
        </table:table-row>
        <table:table-row table:style-name="TableRow177">
          <table:table-cell table:style-name="TableCell178">
            <text:p text:style-name="P179">Ja, ich will/möchte raus</text:p>
          </table:table-cell>
          <table:table-cell table:style-name="TableCell180">
            <text:p text:style-name="P181">Ich will/möchte lieber/trotzdem ins Trockene</text:p>
          </table:table-cell>
        </table:table-row>
        <table:table-row table:style-name="TableRow182">
          <table:table-cell table:style-name="TableCell183">
            <text:p text:style-name="P184">Draußen</text:p>
          </table:table-cell>
          <table:table-cell table:style-name="TableCell185">
            <text:p text:style-name="P186">Ich will/möchte nicht raus/ nach draußen/ins Freie</text:p>
          </table:table-cell>
        </table:table-row>
        <table:table-row table:style-name="TableRow187">
          <table:table-cell table:style-name="TableCell188">
            <text:p text:style-name="P189">Suche eine Aktivität <text:s/>im Freien/draußen</text:p>
          </table:table-cell>
          <table:table-cell table:style-name="TableCell190">
            <text:p text:style-name="P191">Nein, ich will/möchte <text:s/>(lieber) rein</text:p>
          </table:table-cell>
        </table:table-row>
        <table:table-row table:style-name="TableRow192">
          <table:table-cell table:style-name="TableCell193">
            <text:p text:style-name="P194">Suche mir bitte eine Aktivität im Freien raus</text:p>
          </table:table-cell>
          <table:table-cell table:style-name="TableCell195">
            <text:p text:style-name="P196">Nein, lieber rein</text:p>
          </table:table-cell>
        </table:table-row>
        <table:table-row table:style-name="TableRow197">
          <table:table-cell table:style-name="TableCell198">
            <text:p text:style-name="P199">Schlage mir eine Aktivität draußen vor</text:p>
          </table:table-cell>
          <table:table-cell table:style-name="TableCell200">
            <text:p text:style-name="P201">Ich will/möchte lieber was im Trockenen unternehmen</text:p>
          </table:table-cell>
        </table:table-row>
        <table:table-row table:style-name="TableRow202">
          <table:table-cell table:style-name="TableCell203">
            <text:p text:style-name="P204">Ja, nur Aktivitäten im Freien (bitte)</text:p>
          </table:table-cell>
          <table:table-cell table:style-name="TableCell205">
            <text:p text:style-name="P206">Nein, ich will/möchte nicht nach draußen gehen</text:p>
          </table:table-cell>
        </table:table-row>
        <table:table-row table:style-name="TableRow207">
          <table:table-cell table:style-name="TableCell208">
            <text:p text:style-name="P209">Ich möchte gerne an die frische Luft</text:p>
          </table:table-cell>
          <table:table-cell table:style-name="TableCell210">
            <text:p text:style-name="P211">Nein, such mir eine Aktivität im Trockenen/drinnen</text:p>
          </table:table-cell>
        </table:table-row>
        <table:table-row table:style-name="TableRow212">
          <table:table-cell table:style-name="TableCell213">
            <text:p text:style-name="P214">Da hast du recht, dann unternehme ich gerne was draußen</text:p>
          </table:table-cell>
          <table:table-cell table:style-name="TableCell215">
            <text:p text:style-name="P216">Ich bevorzuge eine Aktivität im Trockenen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>Ich geh trotzdem lieber rein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>Drinnen/Im Trockenen ist besser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>Nein, eine Aktivität im Trockenen/drinnen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Ich unternehme lieber etwas im Trockenen</text:p>
          </table:table-cell>
        </table:table-row>
      </table:table>
      <text:p text:style-name="P237"/>
      <text:p text:style-name="P238"/>
      <text:p text:style-name="Standard"><text:span text:style-name="T239">Dauer</text:span><text:span text:style-name="T240"><text:s/>→<text:s/></text:span><text:span text:style-name="T241">„paar Stunden“</text:span></text:p>
      <text:p text:style-name="P242"/>
      <text:list text:style-name="LFO6" text:continue-numbering="true">
        <text:list-item>
          <text:p text:style-name="P243">Kurz</text:p>
        </text:list-item>
        <text:list-item>
          <text:p text:style-name="P244">Nicht so lang</text:p>
        </text:list-item>
        <text:list-item>
          <text:p text:style-name="P245">Vormittags</text:p>
        </text:list-item>
        <text:list-item>
          <text:p text:style-name="P246">Nachmittags</text:p>
        </text:list-item>
        <text:list-item>
          <text:p text:style-name="P247">Abends</text:p>
        </text:list-item>
        <text:list-item>
          <text:p text:style-name="P248">Halbtags</text:p>
        </text:list-item>
        <text:list-item>
          <text:p text:style-name="P249">Eher was kürzes</text:p>
        </text:list-item>
        <text:list-item>
          <text:p text:style-name="P250">Es sollte nicht zu lange dauern</text:p>
        </text:list-item>
        <text:list-item>
          <text:p text:style-name="P251">Ich <text:s/>kann/will/möchte nur paar Stunden/kurz unterwegs sein</text:p>
        </text:list-item>
        <text:list-item>
          <text:p text:style-name="P252">Die Aktivität soll/darf/kann paar Stunden/kurz /nicht so lang dauern</text:p>
        </text:list-item>
        <text:list-item>
          <text:p text:style-name="P253">Ich habe nur paar Stunden/kurz/nicht so lang Zeit</text:p>
        </text:list-item>
        <text:list-item>
          <text:p text:style-name="P254">(Maximal) Eine <text:s/>Stunde/ zwei Stunden</text:p>
        </text:list-item>
        <text:list-item>
          <text:p text:style-name="P255">Ist mir egal (?)</text:p>
        </text:list-item>
      </text:list>
      <text:p text:style-name="P256"/>
      <text:p text:style-name="P257"/>
      <text:p text:style-name="Standard"><text:span text:style-name="T258">Dauer</text:span><text:span text:style-name="T259"><text:s/>→<text:s/></text:span><text:span text:style-name="T260">„ganzer Tag“</text:span></text:p>
      <text:p text:style-name="P261"/>
      <text:list text:style-name="LFO7" text:continue-numbering="true">
        <text:list-item>
          <text:p text:style-name="P262">Lang</text:p>
        </text:list-item>
        <text:list-item>
          <text:p text:style-name="P263">Kann/Darf länger dauern</text:p>
        </text:list-item>
        <text:list-item>
          <text:p text:style-name="P264">Nicht so kurz</text:p>
        </text:list-item>
        <text:list-item>
          <text:p text:style-name="P265">Eher was längeres</text:p>
        </text:list-item>
        <text:list-item>
          <text:p text:style-name="P266">Ganztags</text:p>
        </text:list-item>
        <text:list-item>
          <text:p text:style-name="P267">Ich hab nichts vor</text:p>
        </text:list-item>
        <text:list-item>
          <text:p text:style-name="P268">Ich hab keine Termine</text:p>
        </text:list-item>
        <text:list-item>
          <text:p text:style-name="P269"><text:span text:style-name="T270">Ich hab den ganzen Tag /lang viel/ewig Zeit</text:span></text:p>
        </text:list-item>
        <text:list-item>
          <text:p text:style-name="P271">Die Aktivität soll/darf/kann den ganzen Tag/lang/mehrere Stunden dauern</text:p>
        </text:list-item>
        <text:list-item>
          <text:p text:style-name="P272">Mehrere /Viele Stunden</text:p>
        </text:list-item>
        <text:list-item>
          <text:p text:style-name="P273">Ich möchte/will/kann lange/den ganzen Tag/mehrere Stunden unterwegs sein</text:p>
        </text:list-item>
        <text:list-item>
          <text:p text:style-name="P274">Ist mir egal</text:p>
        </text:list-item>
      </text:list>
      <text:p text:style-name="P275"/>
      <text:p text:style-name="P276"/>
      <text:p text:style-name="P277"/>
      <text:p text:style-name="Standard"><text:span text:style-name="T278">Kategorie</text:span><text:span text:style-name="T279"><text:s/>→<text:s/></text:span><text:span text:style-name="T280">„Kultur“</text:span></text:p>
      <text:p text:style-name="P281"/>
      <text:list text:style-name="LFO8" text:continue-numbering="true">
        <text:list-item>
          <text:p text:style-name="P282">Ich entscheide mich für Kultur</text:p>
        </text:list-item>
        <text:list-item>
          <text:p text:style-name="P283">Ich wähle Kultur</text:p>
        </text:list-item>
        <text:list-item>
          <text:p text:style-name="P284">Kategorie Kultur</text:p>
        </text:list-item>
        <text:list-item>
          <text:p text:style-name="P285">Ich nehme die Kategorie Kultur</text:p>
        </text:list-item>
        <text:list-item>
          <text:p text:style-name="P286">Ich nehme Kultur bitte</text:p>
        </text:list-item>
        <text:list-item>
          <text:p text:style-name="P287">Ich hab Lust auf Kultur</text:p>
        </text:list-item>
        <text:list-item>
          <text:p text:style-name="P288">Kultur spricht mich (am meisten) an</text:p>
        </text:list-item>
        <text:list-item>
          <text:p text:style-name="P289">Kulturelle Aktivität</text:p>
        </text:list-item>
        <text:list-item>
          <text:p text:style-name="P290">Ich will die Kultur in München kennen lernen</text:p>
        </text:list-item>
        <text:list-item>
          <text:p text:style-name="P291">Kultur gerne</text:p>
        </text:list-item>
        <text:list-item>
          <text:p text:style-name="P292">Die Kategorie für meine Aktivität soll Kultur sein</text:p>
        </text:list-item>
        <text:list-item>
          <text:p text:style-name="P293">Kultur glaub ich</text:p>
        </text:list-item>
        <text:list-item>
          <text:p text:style-name="P294">Kultur wäre schön</text:p>
        </text:list-item>
        <text:list-item>
          <text:p text:style-name="P295">Kultur gefällt mir</text:p>
        </text:list-item>
      </text:list>
      <text:p text:style-name="P296"/>
      <text:p text:style-name="P297"/>
      <text:p text:style-name="Standard"><text:span text:style-name="T298">Kategorie</text:span><text:span text:style-name="T299"><text:s/>→<text:s/></text:span><text:span text:style-name="T300">„Sport“</text:span></text:p>
      <text:p text:style-name="P301"/>
      <text:list text:style-name="LFO8" text:continue-numbering="true">
        <text:list-item>
          <text:p text:style-name="P302">Ich entscheide mich für Sport</text:p>
        </text:list-item>
        <text:list-item>
          <text:p text:style-name="P303">Ich wähle Sport</text:p>
        </text:list-item>
        <text:list-item>
          <text:p text:style-name="P304">Kategorie Sport</text:p>
        </text:list-item>
        <text:list-item>
          <text:p text:style-name="P305">Ich nehme die Kategorie Sport</text:p>
        </text:list-item>
        <text:list-item>
          <text:p text:style-name="P306">Ich nehme Sport bitte</text:p>
        </text:list-item>
        <text:list-item>
          <text:p text:style-name="P307">Ich hab Lust auf Sport</text:p>
        </text:list-item>
        <text:list-item>
          <text:p text:style-name="P308">Sport spricht mich (am meisten) an</text:p>
        </text:list-item>
        <text:list-item>
          <text:p text:style-name="P309">Sportliche Aktivität</text:p>
        </text:list-item>
        <text:list-item>
          <text:p text:style-name="P310">Ich will die Sport in München kennen lernen</text:p>
        </text:list-item>
        <text:list-item>
          <text:p text:style-name="P311">Sport gerne</text:p>
        </text:list-item>
        <text:list-item>
          <text:p text:style-name="P312">Die Kategorie für meine Aktivität soll Sport sein</text:p>
        </text:list-item>
        <text:list-item>
          <text:p text:style-name="P313">Sport glaub ich</text:p>
        </text:list-item>
        <text:list-item>
          <text:p text:style-name="P314">Sport wäre schön</text:p>
        </text:list-item>
        <text:list-item>
          <text:p text:style-name="P315">Sport gefällt mir</text:p>
        </text:list-item>
      </text:list>
      <text:p text:style-name="P316"/>
      <text:p text:style-name="P317"/>
      <text:p text:style-name="Standard"><text:span text:style-name="T318">Kategorie</text:span><text:span text:style-name="T319"><text:s/>→<text:s/></text:span><text:span text:style-name="T320">„Spaß“</text:span></text:p>
      <text:p text:style-name="P321"/>
      <text:list text:style-name="LFO8" text:continue-numbering="true">
        <text:list-item>
          <text:p text:style-name="P322">Ich entscheide mich für Spaß</text:p>
        </text:list-item>
        <text:list-item>
          <text:p text:style-name="P323">Ich wähle Spaß</text:p>
        </text:list-item>
        <text:list-item>
          <text:p text:style-name="P324">Kategorie Spaß</text:p>
        </text:list-item>
        <text:list-item>
          <text:p text:style-name="P325">Ich nehme die Kategorie Spaß</text:p>
        </text:list-item>
        <text:list-item>
          <text:p text:style-name="P326">Ich nehme Spaß bitte</text:p>
        </text:list-item>
        <text:list-item>
          <text:p text:style-name="P327">Ich hab Lust auf Spaß</text:p>
        </text:list-item>
        <text:list-item>
          <text:p text:style-name="P328">Spaß spricht mich (am meisten) an</text:p>
        </text:list-item>
        <text:list-item>
          <text:p text:style-name="P329">Spaßige Aktivität</text:p>
        </text:list-item>
        <text:list-item>
          <text:p text:style-name="P330">Ich will die Spaß in München kennen lernen</text:p>
        </text:list-item>
        <text:list-item>
          <text:p text:style-name="P331">Spaß gerne</text:p>
        </text:list-item>
        <text:list-item>
          <text:p text:style-name="P332">Die Kategorie für meine Aktivität soll Spaß sein</text:p>
        </text:list-item>
        <text:list-item>
          <text:p text:style-name="P333">Spaß glaub ich</text:p>
        </text:list-item>
        <text:list-item>
          <text:p text:style-name="P334">Spaß wäre schön</text:p>
        </text:list-item>
        <text:list-item>
          <text:p text:style-name="P335">Spaß gefällt mir</text:p>
        </text:list-item>
      </text:list>
      <text:p text:style-name="P336"/>
      <text:p text:style-name="P337"/>
      <text:p text:style-name="Standard"><text:span text:style-name="T338">Vorschlag<text:s/></text:span><text:span text:style-name="T339">→<text:s/></text:span><text:span text:style-name="T340">Aktivität aus Datenbank abrufbar?</text:span></text:p>
      <text:p text:style-name="P341"/>
      <text:p text:style-name="P342"/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„Ja Synonyme“</text:p>
          </table:table-cell>
          <table:table-cell table:style-name="TableCell349">
            <text:p text:style-name="P350">„Nein Synonyme“</text:p>
          </table:table-cell>
        </table:table-row>
        <table:table-row table:style-name="TableRow351">
          <table:table-cell table:style-name="TableCell352">
            <text:p text:style-name="P353">Auf X habe ich Lust</text:p>
          </table:table-cell>
          <table:table-cell table:style-name="TableCell354">
            <text:p text:style-name="P355">Auf X habe ich keine Lust</text:p>
          </table:table-cell>
        </table:table-row>
        <table:table-row table:style-name="TableRow356">
          <table:table-cell table:style-name="TableCell357">
            <text:p text:style-name="P358">X gefällt mir</text:p>
          </table:table-cell>
          <table:table-cell table:style-name="TableCell359">
            <text:p text:style-name="P360">X gefällt mir nicht</text:p>
          </table:table-cell>
        </table:table-row>
        <table:table-row table:style-name="TableRow361">
          <table:table-cell table:style-name="TableCell362">
            <text:p text:style-name="P363">X finde ich gut</text:p>
          </table:table-cell>
          <table:table-cell table:style-name="TableCell364">
            <text:p text:style-name="P365">X finde ich langweilig</text:p>
          </table:table-cell>
        </table:table-row>
        <table:table-row table:style-name="TableRow366">
          <table:table-cell table:style-name="TableCell367">
            <text:p text:style-name="P368">Mit X bin ich einverstanden</text:p>
          </table:table-cell>
          <table:table-cell table:style-name="TableCell369">
            <text:p text:style-name="P370">Mit X bin ich nicht einverstanden</text:p>
          </table:table-cell>
        </table:table-row>
        <table:table-row table:style-name="TableRow371">
          <table:table-cell table:style-name="TableCell372">
            <text:p text:style-name="P373">X klingt gut</text:p>
          </table:table-cell>
          <table:table-cell table:style-name="TableCell374">
            <text:p text:style-name="P375">Ich hätte gerne was anderes als X</text:p>
          </table:table-cell>
        </table:table-row>
        <table:table-row table:style-name="TableRow376">
          <table:table-cell table:style-name="TableCell377">
            <text:p text:style-name="P378">X hört nach einer Idee an</text:p>
          </table:table-cell>
          <table:table-cell table:style-name="TableCell379">
            <text:p text:style-name="P380">Ich will/möchte was anderes als X</text:p>
          </table:table-cell>
        </table:table-row>
        <table:table-row table:style-name="TableRow381">
          <table:table-cell table:style-name="TableCell382">
            <text:p text:style-name="P383">X hört sich gut an</text:p>
          </table:table-cell>
          <table:table-cell table:style-name="TableCell384">
            <text:p text:style-name="P385">Ich will/möchte eine andere Aktivität</text:p>
          </table:table-cell>
        </table:table-row>
        <table:table-row table:style-name="TableRow386">
          <table:table-cell table:style-name="TableCell387">
            <text:p text:style-name="P388">X ist eine gute Idee</text:p>
          </table:table-cell>
          <table:table-cell table:style-name="TableCell389">
            <text:p text:style-name="P390">Nein, was anderes</text:p>
          </table:table-cell>
        </table:table-row>
        <table:table-row table:style-name="TableRow391">
          <table:table-cell table:style-name="TableCell392">
            <text:p text:style-name="P393">Auf die Aktivität habe ich Lust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Die Aktivität gefällt mir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Die Aktivität finde ich gut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Mit der Aktivität bin ich einverstanden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Die Aktivität klingt gut/hört sich gut an</text:p>
          </table:table-cell>
          <table:table-cell table:style-name="TableCell414">
            <text:p text:style-name="P415"/>
          </table:table-cell>
        </table:table-row>
        <text:soft-page-break/>
        <table:table-row table:style-name="TableRow416">
          <table:table-cell table:style-name="TableCell417">
            <text:p text:style-name="P418">Die Aktivität ist eine gute Idee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</table:table>
      <text:p text:style-name="P431"/>
      <text:p text:style-name="P432"/>
      <text:p text:style-name="P433"/>
      <text:p text:style-name="P434"/>
      <text:p text:style-name="P435"/>
      <text:p text:style-name="P436">Information</text:p>
      <text:p text:style-name="P437"/>
      <text:p text:style-name="P438"/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„Ja Synonyme“</text:p>
          </table:table-cell>
          <table:table-cell table:style-name="TableCell445">
            <text:p text:style-name="P446">„Nein Synonyme“</text:p>
          </table:table-cell>
        </table:table-row>
        <table:table-row table:style-name="TableRow447">
          <table:table-cell table:style-name="TableCell448">
            <text:p text:style-name="P449">Ich möchte/will mehr Informationen/Info (dazu)</text:p>
          </table:table-cell>
          <table:table-cell table:style-name="TableCell450">
            <text:p text:style-name="P451">Ich möchte/will keine Informationen/Info (dazu)</text:p>
          </table:table-cell>
        </table:table-row>
        <table:table-row table:style-name="TableRow452">
          <table:table-cell table:style-name="TableCell453">
            <text:p text:style-name="P454">Ich hätte gerne Informationen/Infos (dazu)</text:p>
          </table:table-cell>
          <table:table-cell table:style-name="TableCell455">
            <text:p text:style-name="P456">Ich möchte/will/brauch nicht mehr Informationen</text:p>
          </table:table-cell>
        </table:table-row>
        <table:table-row table:style-name="TableRow457">
          <table:table-cell table:style-name="TableCell458">
            <text:p text:style-name="P459">Mehr Informationen/Infos</text:p>
          </table:table-cell>
          <table:table-cell table:style-name="TableCell460">
            <text:p text:style-name="P461">Keine Informationen/Infos</text:p>
          </table:table-cell>
        </table:table-row>
        <table:table-row table:style-name="TableRow462">
          <table:table-cell table:style-name="TableCell463">
            <text:p text:style-name="P464">Ich möchte/will weitere Informationen/Info (dazu)</text:p>
          </table:table-cell>
          <table:table-cell table:style-name="TableCell465">
            <text:p text:style-name="P466">Ich möchte/will <text:s/>keine weiteren Informationen/Infos (dazu)</text:p>
          </table:table-cell>
        </table:table-row>
        <table:table-row table:style-name="TableRow467">
          <table:table-cell table:style-name="TableCell468">
            <text:p text:style-name="P469">Gib mir mehr/weitere Informationen/Infos</text:p>
          </table:table-cell>
          <table:table-cell table:style-name="TableCell470">
            <text:p text:style-name="P471">Informationen/Infos brauch ich nicht</text:p>
          </table:table-cell>
        </table:table-row>
        <table:table-row table:style-name="TableRow472">
          <table:table-cell table:style-name="TableCell473">
            <text:p text:style-name="P474">Weitere Informationen/Infos</text:p>
          </table:table-cell>
          <table:table-cell table:style-name="TableCell475">
            <text:p text:style-name="P476">Keine weiteren Informationen/Infos</text:p>
          </table:table-cell>
        </table:table-row>
        <table:table-row table:style-name="TableRow477">
          <table:table-cell table:style-name="TableCell478">
            <text:p text:style-name="P479">Ich möchte/will mehr Informationen/Info zu X</text:p>
          </table:table-cell>
          <table:table-cell table:style-name="TableCell480">
            <text:p text:style-name="P481">Ich möchte/will/brauch keine Informationen/Info zu X</text:p>
          </table:table-cell>
        </table:table-row>
        <table:table-row table:style-name="TableRow482">
          <table:table-cell table:style-name="TableCell483">
            <text:p text:style-name="P484">Ich hätte gerne Informationen/Infos zu X</text:p>
          </table:table-cell>
          <table:table-cell table:style-name="TableCell485">
            <text:p text:style-name="P486">Möchte/will/brauch keine Informationen/Infos</text:p>
          </table:table-cell>
        </table:table-row>
        <table:table-row table:style-name="TableRow487">
          <table:table-cell table:style-name="TableCell488">
            <text:p text:style-name="P489">Mehr Informationen/Infos zu X</text:p>
          </table:table-cell>
          <table:table-cell table:style-name="TableCell490">
            <text:p text:style-name="P491">Nein, kenne/weiß ich schon</text:p>
          </table:table-cell>
        </table:table-row>
        <table:table-row table:style-name="TableRow492">
          <table:table-cell table:style-name="TableCell493">
            <text:p text:style-name="P494">Ich möchte/will weitere Informationen/Info zu X</text:p>
          </table:table-cell>
          <table:table-cell table:style-name="TableCell495">
            <text:p text:style-name="P496">Ich möchte/will/brauch keine weiteren Informationen/Info zu X</text:p>
          </table:table-cell>
        </table:table-row>
        <table:table-row table:style-name="TableRow497">
          <table:table-cell table:style-name="TableCell498">
            <text:p text:style-name="P499">Gib mir mehr/weitere Informationen/Infos zu X</text:p>
          </table:table-cell>
          <table:table-cell table:style-name="TableCell500">
            <text:p text:style-name="P501">Mehr/weitere Infos sind nicht nötig</text:p>
          </table:table-cell>
        </table:table-row>
        <table:table-row table:style-name="TableRow502">
          <table:table-cell table:style-name="TableCell503">
            <text:p text:style-name="P504">Weitere Informationen/Infos zu X</text:p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>Ich möchte/will/würde gerne mehr (darüber) erfahren</text:p>
          </table:table-cell>
          <table:table-cell table:style-name="TableCell510">
            <text:p text:style-name="P511">Ich möchte/will nicht mehr (darüber) erfahren</text:p>
          </table:table-cell>
        </table:table-row>
        <table:table-row table:style-name="TableRow512">
          <table:table-cell table:style-name="TableCell513">
            <text:p text:style-name="P514">Ich möchte/will mehr über X erfahren</text:p>
          </table:table-cell>
          <table:table-cell table:style-name="TableCell515">
            <text:p text:style-name="P516">Ich möchte/will nicht mehr über X erfahren</text:p>
          </table:table-cell>
        </table:table-row>
        <table:table-row table:style-name="TableRow517">
          <table:table-cell table:style-name="TableCell518">
            <text:p text:style-name="P519">Mehr (darüber) erfahren</text:p>
          </table:table-cell>
          <table:table-cell table:style-name="TableCell520">
            <text:p text:style-name="P521">Nicht mehr (darüber) erfahren</text:p>
          </table:table-cell>
        </table:table-row>
        <table:table-row table:style-name="TableRow522">
          <table:table-cell table:style-name="TableCell523">
            <text:p text:style-name="P524">Beschreibe mir die Aktivität (näher)</text:p>
          </table:table-cell>
          <table:table-cell table:style-name="TableCell525">
            <text:p text:style-name="P526">Beschreibe mir die Aktivität nicht (näher)</text:p>
          </table:table-cell>
        </table:table-row>
        <table:table-row table:style-name="TableRow527">
          <table:table-cell table:style-name="TableCell528">
            <text:p text:style-name="P529">Ich möchte/will eine Beschreibung für die Aktivität</text:p>
          </table:table-cell>
          <table:table-cell table:style-name="TableCell530">
            <text:p text:style-name="P531">Ich möchte/will/brauche keine Beschreibung für die Aktivität</text:p>
          </table:table-cell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</table:table>
      <text:p text:style-name="P542"/>
      <text:p text:style-name="P543"/>
      <text:p text:style-name="P544">MVG Navigation</text:p>
      <text:p text:style-name="P545"/>
      <text:p text:style-name="P546"/>
      <text:p text:style-name="P547">Ende</text:p>
      <text:p text:style-name="P548"/>
      <text:p text:style-name="P549"/>
      <text:p text:style-name="P550"/>
      <text:p text:style-name="P551"/>
      <text:soft-page-break/>
      <text:p text:style-name="P552">Zurück</text:p>
      <text:p text:style-name="P553">Zuück<text:line-break/>Warte<text:line-break/>Einen Schritt zurück</text:p>
      <text:p text:style-name="P554"/>
      <text:p text:style-name="P555"/>
      <text:p text:style-name="P556">Hilfe</text:p>
      <text:p text:style-name="P557"/>
      <text:p text:style-name="Standard"><text:span text:style-name="T55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sa Wenzl</dc:creator>
    <meta:creation-date>2018-11-20T14:40:00Z</meta:creation-date>
    <dc:date>2018-11-23T11:38:00Z</dc:date>
    <meta:template xlink:href="Normal" xlink:type="simple"/>
    <meta:editing-cycles>13</meta:editing-cycles>
    <meta:editing-duration>PT0S</meta:editing-duration>
    <meta:document-statistic meta:page-count="6" meta:paragraph-count="15" meta:word-count="1043" meta:character-count="7601" meta:row-count="54" meta:non-whitespace-character-count="6573"/>
  </office:meta>
</office:document-meta>
</file>